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paragraph-rsid="001eb7b7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1eb7b7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4752in"/>
          <style:tab-stop style:position="0.9835in"/>
          <style:tab-stop style:position="1.4835in"/>
        </style:tab-stops>
      </style:paragraph-properties>
      <style:text-properties fo:font-weight="normal" officeooo:paragraph-rsid="001eb7b7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4752in"/>
          <style:tab-stop style:position="0.9835in"/>
          <style:tab-stop style:position="1.4835in"/>
        </style:tab-stops>
      </style:paragraph-properties>
      <style:text-properties fo:font-weight="normal" officeooo:paragraph-rsid="001eb7b7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rsid="0015bb9a" officeooo:paragraph-rsid="001a59a4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officeooo:paragraph-rsid="00209c94" style:text-blinking="false" fo:background-color="transparent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8c08e" style:text-blinking="false" fo:background-color="transparent" loext:char-shading-value="0"/>
    </style:style>
    <style:style style:name="T3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a59a4" style:text-blinking="false" fo:background-color="transparent" loext:char-shading-value="0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621ba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f7958" style:text-blinking="false" fo:background-color="transparent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officeooo:rsid="001621ba" style:text-blinking="false" fo:background-color="transparent" loext:char-shading-value="0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weight="bold"/>
    </style:style>
    <style:style style:name="T11" style:family="text">
      <style:text-properties officeooo:rsid="001621ba"/>
    </style:style>
    <style:style style:name="T12" style:family="text">
      <style:text-properties officeooo:rsid="001c47bf"/>
    </style:style>
    <style:style style:name="T13" style:family="text">
      <style:text-properties officeooo:rsid="001e3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2022-03-10</text:span></text:p>
      <text:p text:style-name="P6"><text:span text:style-name="T1">Lift Self-Correcting logic to prevent the Lift arms from slowly creeping upward durin</text:span><text:span text:style-name="T3">g</text:span><text:span text:style-name="T1"> the match.</text:span></text:p>
      <text:p text:style-name="P1"><text:span text:style-name="T1"/></text:p>
      <text:p text:style-name="P4"><text:bookmark text:name="docs-internal-guid-a8f0204e-7fff-cc61-936c-f852fee380bd"/><text:span text:style-name="T1">In </text:span><text:span text:style-name="T8">Robot.autonomousInit</text:span></text:p>
      <text:p text:style-name="P4"><text:span text:style-name="T8"><text:tab/></text:span><text:span text:style-name="T1">Reset Climber encoders on Falcon motors. (talonFX.encoder.reset)</text:span></text:p>
      <text:p text:style-name="P4"><text:span text:style-name="T1"><text:tab/>Initialize </text:span><text:span text:style-name="T4">self-Correction variables </text:span><text:span text:style-name="T5">(init values)</text:span></text:p>
      <text:p text:style-name="P4"><text:span text:style-name="T7"><text:tab/><text:tab/></text:span><text:span text:style-name="T6">minEncoder </text:span><text:span text:style-name="T1">to talonFX.getAbsEncoder value + some </text:span><text:span text:style-name="T6">safetyOffset </text:span><text:span text:style-name="T1">at startup</text:span></text:p>
      <text:p text:style-name="P4"><text:span text:style-name="T6"><text:tab/><text:tab/>midValue </text:span><text:span text:style-name="T1">= (</text:span><text:span text:style-name="T6">maxEncoder</text:span><text:span text:style-name="T9"> </text:span><text:span text:style-name="T1">+ </text:span><text:span text:style-name="T6">minEncoder</text:span><text:span text:style-name="T1">)/2</text:span></text:p>
      <text:p text:style-name="P4"><text:span text:style-name="T6"><text:tab/><text:tab/>maxValue </text:span><text:span text:style-name="T1">= Constant (determined at test/build time)</text:span></text:p>
      <text:p text:style-name="P4"><text:span text:style-name="T6"><text:tab/><text:tab/>safetyOffset </text:span><text:span text:style-name="T1">= Constant (determined at test/build time)</text:span></text:p>
      <text:p text:style-name="P4"><text:span text:style-name="T6"><text:tab/><text:tab/>selfCorrection </text:span><text:span text:style-name="T1">= true <text:s/>// </text:span><text:span text:style-name="T2">self-correction flag</text:span></text:p>
      <text:p text:style-name="P2"><text:span text:style-name="T1">In </text:span><text:span text:style-name="T8">Robot.teleOpInit</text:span></text:p>
      <text:p text:style-name="P3"><text:span text:style-name="T1"><text:tab/>Go back to </text:span><text:span text:style-name="T5">init </text:span><text:span text:style-name="T1">Values</text:span></text:p>
      <text:p text:style-name="P8">If (<text:span text:style-name="T13">selfCorrection == true)</text:span></text:p>
      <text:p text:style-name="P1"><text:span text:style-name="T6">selfCorrection</text:span><text:span text:style-name="T9"> </text:span><text:span text:style-name="T1">= false</text:span></text:p>
      <text:p text:style-name="P7">Check encoder value</text:p>
      <text:p text:style-name="P1"><text:span text:style-name="T1">When encoderValue is &gt; </text:span><text:span text:style-name="T6">maxValue</text:span></text:p>
      <text:p text:style-name="P7">Lower to midValue</text:p>
      <text:p text:style-name="P7"/>
      <text:p text:style-name="P8">If <text:span text:style-name="T12">climberB</text:span>uttonPressed Then disable SelfCorrection</text:p>
      <text:p text:style-name="P9"><text:span text:style-name="T10">selfCorrection</text:span> = false</text:p>
      <text:p text:style-name="P8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7:51:39.719000000</dc:date>
    <meta:editing-duration>PT8M35S</meta:editing-duration>
    <meta:editing-cycles>1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0" meta:word-count="97" meta:character-count="750" meta:non-whitespace-character-count="657"/>
  </office:meta>
</office:document-meta>
</file>